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ea0" officeooo:paragraph-rsid="001e1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erencias entre:</text:p>
      <text:p text:style-name="P1"><text:s/></text:p>
      <text:p text:style-name="P1">p,a {}: este comando lo que hace es coger la p i las a</text:p>
      <text:p text:style-name="P1"/>
      <text:p text:style-name="P1">i p a {}: este comando lo que hace es coger la a que esta dentro de la p que est adentro de la 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4T16:09:02.946000000</dc:date>
    <meta:editing-duration>PT1M57S</meta:editing-duration>
    <meta:editing-cycles>1</meta:editing-cycles>
    <meta:document-statistic meta:table-count="0" meta:image-count="0" meta:object-count="0" meta:page-count="1" meta:paragraph-count="4" meta:word-count="41" meta:character-count="169" meta:non-whitespace-character-count="130"/>
    <meta:generator>LibreOffice/7.2.0.4$Windows_X86_64 LibreOffice_project/9a9c6381e3f7a62afc1329bd359cc48accb6435b</meta:generator>
  </office:meta>
</office:document-meta>
</file>